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E1A50D1EED.png"/>
  <manifest:file-entry manifest:media-type="image/png" manifest:full-path="Pictures/100002010000004900000071A45FCE05.png"/>
  <manifest:file-entry manifest:media-type="image/png" manifest:full-path="Pictures/1000000000000110000000BA1E83DF53.png"/>
  <manifest:file-entry manifest:media-type="image/png" manifest:full-path="Pictures/10000000000000A000000078910D1149.png"/>
  <manifest:file-entry manifest:media-type="image/png" manifest:full-path="Pictures/10000000000000C8000000BCB9D81F0B.png"/>
  <manifest:file-entry manifest:media-type="image/png" manifest:full-path="Pictures/10000000000001880000006693B4EA46.png"/>
  <manifest:file-entry manifest:media-type="image/png" manifest:full-path="Pictures/100000000000016A0000008B4CA2D690.png"/>
  <manifest:file-entry manifest:media-type="image/png" manifest:full-path="Pictures/10000000000000E1000000E1FA975057.png"/>
  <manifest:file-entry manifest:media-type="image/png" manifest:full-path="Pictures/1000020100000997000009966E1E2CB7.png"/>
  <manifest:file-entry manifest:media-type="image/png" manifest:full-path="Pictures/100000000000007300000073931DCBD7.png"/>
  <manifest:file-entry manifest:media-type="image/png" manifest:full-path="Pictures/10000201000001F40000007DFC428106.png"/>
  <manifest:file-entry manifest:media-type="image/png" manifest:full-path="Pictures/10000000000000A0000000A08213CAC6.png"/>
  <manifest:file-entry manifest:media-type="image/png" manifest:full-path="Pictures/100000000000011A00000093A9B2DCAD.png"/>
  <manifest:file-entry manifest:media-type="image/png" manifest:full-path="Pictures/10000000000000B00000003AAD585D41.png"/>
  <manifest:file-entry manifest:media-type="image/png" manifest:full-path="Pictures/100000000000027B000001332A9616B9.png"/>
  <manifest:file-entry manifest:media-type="image/png" manifest:full-path="Pictures/100000000000017600000087DEE053E0.png"/>
  <manifest:file-entry manifest:media-type="image/png" manifest:full-path="Pictures/100000000000012400000059C26D0D5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line-height="80%"/>
    </style:style>
    <style:style style:name="P5" style:family="paragraph">
      <style:paragraph-properties fo:line-height="70%" fo:text-align="center"/>
    </style:style>
    <style:style style:name="P6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3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cm" svg:height="4cm" svg:x="4.4cm" svg:y="2.8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74cm" svg:height="2.38cm" svg:x="23.2cm" svg:y="11.756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2.483cm" svg:y="5.4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22.8cm" svg:y="14.4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3.8cm" svg:y="9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.433cm" svg:height="1.6cm" svg:x="7.4cm" svg:y="2.8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7cm" svg:y="2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7.2cm" svg:y="18.26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3.6cm" svg:height="0.936cm" svg:x="2cm" svg:y="6.4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.007cm" svg:y="8.235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3.108cm" svg:y="17.2cm">
          <draw:image xlink:href="Pictures/10000000000000B00000003AAD585D41.png" xlink:type="simple" xlink:show="embed" xlink:actuate="onLoad">
            <text:p/>
          </draw:image>
        </draw:frame>
        <draw:frame draw:style-name="gr2" draw:text-style-name="P2" draw:layer="layout" svg:width="8.859cm" svg:height="0.962cm" svg:x="0.4cm" svg:y="0.438cm">
          <draw:text-box>
            <text:p text:style-name="P2"><text:span text:style-name="T1">OSI Affiliates, June 18th 2012</text:span></text:p>
          </draw:text-box>
        </draw:frame>
        <draw:frame draw:style-name="gr1" draw:text-style-name="P1" draw:layer="layout" svg:width="4.2cm" svg:height="2.03cm" svg:x="20.4cm" svg:y="3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3.837cm" svg:height="2cm" svg:x="2.2cm" svg:y="14.4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1.215cm" svg:y="7.57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3" draw:layer="layout" svg:width="0.608cm" svg:height="0.608cm" svg:x="16.495cm" svg:y="12.517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6" draw:layer="layout" svg:width="8.215cm" svg:height="3.38cm" svg:x="10cm" svg:y="12.82cm">
            <draw:text-box>
              <text:p text:style-name="P4"><text:span text:style-name="T2">open</text:span><text:span text:style-name="T3"> source</text:span></text:p>
              <text:p text:style-name="P5"><text:span text:style-name="T3">initiative</text:span></text:p>
            </draw:text-box>
          </draw:frame>
        </draw:g>
        <draw:frame draw:style-name="gr1" draw:text-style-name="P1" draw:layer="layout" svg:width="4.721cm" svg:height="1.18cm" svg:x="12.4cm" svg:y="18.8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8cm" svg:y="17.8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3.52cm" svg:y="1.185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2.628cm" svg:y="1.533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3.163cm" svg:y="1.9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12.2cm" svg:y="4.0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2.722cm" svg:y="4.569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custom-shape draw:style-name="gr11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773cm" svg:height="2.772cm" svg:x="20.6cm" svg:y="16.6cm">
          <draw:image xlink:href="Pictures/1000020100000997000009966E1E2CB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9H27M48S</meta:editing-duration>
    <meta:editing-cycles>5</meta:editing-cycles>
    <dc:date>2012-06-17T18:51:49</dc:date>
    <dc:creator>Simon Phipps</dc:creator>
    <meta:generator>LibreOffice/3.5$MacOSX_x86 LibreOffice_project/165a79a-7059095-e13bb37-fef39a4-9503d18</meta:generator>
    <meta:document-statistic meta:object-count="53"/>
  </office:meta>
</office:document-meta>
</file>